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81f" officeooo:paragraph-rsid="0013d81f"/>
    </style:style>
    <style:style style:name="P2" style:family="paragraph" style:parent-style-name="Standard">
      <style:text-properties officeooo:rsid="00151e16" officeooo:paragraph-rsid="00151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.tutsplus.com/tutorials/build-a-real-time-chat-application-with-modulus-and-spring-boot--cms-22513">https://code.tutsplus.com/tutorials/build-a-real-time-chat-application-with-modulus-and-spring-boot--cms-22513</text:a></text:p>
      <text:p text:style-name="P2"><text:a xlink:type="simple" xlink:href="https://o7planning.org/en/10719/create-a-simple-chat-application-with-spring-boot-and-websocket#a20785750">https://o7planning.org/en/10719/create-a-simple-chat-application-with-spring-boot-and-websocket#a20785750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4:54:02.992984421</meta:creation-date>
    <dc:date>2018-08-14T14:54:33.134753040</dc:date>
    <meta:editing-duration>PT1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3" meta:character-count="215" meta:non-whitespace-character-count="215"/>
  </office:meta>
</office:document-meta>
</file>